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1C26FC28EAF03B33531.png" manifest:media-type="image/png"/>
  <manifest:file-entry manifest:full-path="Pictures/1000000000000320000001BBA7805BF56928B0F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5cm" svg:height="8.4cm" svg:x="3cm" svg:y="10.53cm">
          <draw:image xlink:href="Pictures/1000000000000320000001C26FC28EAF03B33531.png" xlink:type="simple" xlink:show="embed" xlink:actuate="onLoad">
            <text:p/>
          </draw:image>
        </draw:frame>
        <draw:frame draw:style-name="gr1" draw:text-style-name="P1" draw:layer="layout" svg:width="15cm" svg:height="8.25cm" svg:x="2.897cm" svg:y="1.45cm">
          <draw:image xlink:href="Pictures/1000000000000320000001BBA7805BF56928B0F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7T00:27:25.774000000</meta:creation-date>
    <dc:date>2016-10-07T01:33:41.518000000</dc:date>
    <meta:editing-duration>PT5M45S</meta:editing-duration>
    <meta:editing-cycles>1</meta:editing-cycles>
    <meta:document-statistic meta:object-count="2"/>
    <meta:generator>LibreOffice/5.1.5.2$Windows_x86 LibreOffice_project/7a864d8825610a8c07cfc3bc01dd4fce6a9447e5</meta:generator>
  </office:meta>
</office:document-meta>
</file>